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7871" officeooo:paragraph-rsid="00167871"/>
    </style:style>
    <style:style style:name="P2" style:family="paragraph" style:parent-style-name="Standard">
      <style:text-properties officeooo:rsid="001733b7" officeooo:paragraph-rsid="001733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g 7. </text:p>
      <text:p text:style-name="P1">1. 76 * 10</text:p>
      <text:p text:style-name="P1">2. <text:s/>95 * 8</text:p>
      <text:p text:style-name="P1">3. <text:s/>152 * 5</text:p>
      <text:p text:style-name="P1">4. 760 * 1</text:p>
      <text:p text:style-name="P1"/>
      <text:p text:style-name="P1">Opg 9. </text:p>
      <text:p text:style-name="P1">1. 4 gange så meget</text:p>
      <text:p text:style-name="P1"/>
      <text:p text:style-name="P1">Opg 11</text:p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09:23:42.124602231</meta:creation-date>
    <dc:date>2017-05-04T09:47:29.855560184</dc:date>
    <meta:editing-duration>PT3M27S</meta:editing-duration>
    <meta:editing-cycles>1</meta:editing-cycles>
    <meta:document-statistic meta:table-count="0" meta:image-count="0" meta:object-count="0" meta:page-count="1" meta:paragraph-count="8" meta:word-count="27" meta:character-count="80" meta:non-whitespace-character-count="57"/>
    <meta:generator>LibreOffice/5.1.6.2$Linux_X86_64 LibreOffice_project/10m0$Build-2</meta:generator>
  </office:meta>
</office:document-meta>
</file>